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P2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Bitstream Charter" fo:font-size="12pt" style:font-size-asian="12pt" style:font-size-complex="12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8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3">GMRT</text:span><text:span text:style-name="T3"><text:tab/></text:span><text:tab/><text:tab/><text:tab/><text:tab/><text:span text:style-name="T3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8"><text:s/><text:span text:style-name="T4">3</text:span><text:span text:style-name="T2">Rd</text:span><text:span text:style-name="T4"> March 2015 Time : 11.30 AM to 1.00 PM &amp; 3.00 PM to 4.30 PM, GMRT conference <text:s/>room</text:span>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DBB,CPK,SNK, RRU &amp; Ms. Prtiksha Deogare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3"><text:s text:c="9"/></text:p>
            <text:list xml:id="list1109970507" text:style-name="L1">
              <text:list-item>
                <text:p text:style-name="P7">RRU updated about what has been done, what has to be done &amp; paln about April MTAC 2015 testing. </text:p>
                <text:p text:style-name="P7"/>
              </text:list-item>
              <text:list-item>
                <text:p text:style-name="P7">CPK <text:s/>updated about what has been done, what has to be done &amp; paln about April MTAC 2015 testing</text:p>
                <text:p text:style-name="P7"># NGK asked CPK to try implementing some two-three commands of FE system which can be tested during April MTAC 2015.</text:p>
                <text:p text:style-name="P7"/>
              </text:list-item>
              <text:list-item>
                <text:p text:style-name="P7">SNK gave demo of web based monitoring tools. </text:p>
                <text:p text:style-name="P7"># NGK suggested SNK to start whatever is there. Route old online data in the database. Command file &amp; offset file maker, spectral line interface.</text:p>
                <text:p text:style-name="P7"/>
              </text:list-item>
              <text:list-item>
                <text:p text:style-name="P7">DBB updated <text:s/>he has implemented command file independently which he will interface in Python Env. Access to shared memory through python environment is to be done.</text:p>
                <text:p text:style-name="P7">Python GUI -&gt; DBB/RU</text:p>
                <text:p text:style-name="P7">Servo &amp; FPS implementation in Python environment. Gave demo of web based beam width plotting.</text:p>
                <text:p text:style-name="P7"/>
              </text:list-item>
              <text:list-item>
                <text:p text:style-name="P7">Pratiksha gave presentation about the statistical tools developed using R package.</text:p>
                <text:p text:style-name="P7"/>
              </text:list-item>
              <text:list-item>
                <text:p text:style-name="P7">NGK suggested to have presentation by end of this month.</text:p>
                <text:p text:style-name="P7">By 10<text:span text:style-name="T1">th</text:span> March 2015 SNK, CPK &amp; DBB will provide the first level outline report.</text:p>
              </text:list-item>
            </text:list>
            <text:p text:style-name="P1"><text:s text:c="22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3-03T17:27:04</dc:date>
    <dc:creator>teleset </dc:creator>
    <meta:editing-duration>P2DT14H25M17S</meta:editing-duration>
    <meta:editing-cycles>646</meta:editing-cycles>
    <meta:generator>LibreOffice/3.4$Linux LibreOffice_project/340m1$Build-602</meta:generator>
    <meta:document-statistic meta:table-count="1" meta:image-count="0" meta:object-count="0" meta:page-count="1" meta:paragraph-count="27" meta:word-count="237" meta:character-count="1334" meta:non-whitespace-character-count="1087"/>
  </office:meta>
</office:document-meta>
</file>